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25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39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47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57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89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0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27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30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37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2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36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44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4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54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66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6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77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8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9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91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09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14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1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23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2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2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45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47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51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54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55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5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0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07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24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31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44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58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60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62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71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9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5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6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97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5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07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11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1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18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22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2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2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2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3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3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41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49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5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53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6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64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7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87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95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0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0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0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0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05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0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12-29T12:49:54.362605407</dc:date>
    <meta:editing-duration>P97DT18H13M56S</meta:editing-duration>
    <meta:editing-cycles>1802</meta:editing-cycles>
    <meta:generator>LibreOffice/6.4.7.2$Linux_X86_64 LibreOffice_project/40$Build-2</meta:generator>
    <dc:creator>James Petts</dc:creator>
    <meta:document-statistic meta:table-count="3" meta:cell-count="5669" meta:object-count="0"/>
  </office:meta>
</office:document-meta>
</file>